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14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https://en.wikipedia.org/wiki/Lists_of_people_by_nationality</text:p>
          </table:table-cell>
          <table:table-cell office:value-type="string" calcext:value-type="string">
            <text:p>accessed:</text:p>
          </table:table-cell>
          <table:table-cell office:value-type="string" calcext:value-type="string">
            <text:p>05-15-17</text:p>
          </table:table-cell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fghans" xlink:type="simple">Afgh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lbanians" xlink:type="simple">Alb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lgerians" xlink:type="simple">Alge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mericans" xlink:type="simple">Ameri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ndorrans" xlink:type="simple">Andorr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ngolans" xlink:type="simple">Angol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rgentines" xlink:type="simple">Argentin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rmenians" xlink:type="simple">Arme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romanians" xlink:type="simple">Arom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rubans" xlink:type="simple">Arub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s_of_Australians" xlink:type="simple">Austral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ustrians" xlink:type="simple">Aust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zerbaijanis" xlink:type="simple">Azerbaijan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hamians" xlink:type="simple">Baham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hranis" xlink:type="simple">Bahrain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ngladeshis" xlink:type="simple">Bangladesh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rbadians" xlink:type="simple">Barba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Basotho&amp;action=edit&amp;redlink=1" xlink:type="simple">Basotho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sques" xlink:type="simple">Basqu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elarusians" xlink:type="simple">Belarus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elgians" xlink:type="simple">Belg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izean_people" xlink:type="simple">Beliz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muda" xlink:type="simple">Bermu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er#Notable_Boers" xlink:type="simple">Bo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osniaks" xlink:type="simple">Bosnia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razilians" xlink:type="simple">Brazil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reton_people" xlink:type="simple">Bret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ritish_people" xlink:type="simple">Britis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VIslanders" xlink:type="simple">British Virgin Island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Brunei_people&amp;action=edit&amp;redlink=1" xlink:type="simple">Brune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ulgarians" xlink:type="simple">Bulga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cedonians_(Bulgarian)" xlink:type="simple">Macedonian Bulga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urkinabès" xlink:type="simple">Burkinabè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urundians" xlink:type="simple">Burun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mbodians" xlink:type="simple">Cambo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meroonians" xlink:type="simple">Cameroo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nadians" xlink:type="simple">Cana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talans" xlink:type="simple">Catal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pe_Verdeans" xlink:type="simple">Cape Verd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hadians" xlink:type="simple">Cha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hileans" xlink:type="simple">Chil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tegory:Lists_of_Chinese_people" xlink:type="simple">Chi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olombians" xlink:type="simple">Colomb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omorians" xlink:type="simple">Como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ongolese" xlink:type="simple">Congol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roatians" xlink:type="simple">Croat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ubans" xlink:type="simple">Cub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ypriots" xlink:type="simple">Cyprio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kish_Cypriots" xlink:type="simple">Turkish Cyprio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zechs" xlink:type="simple">Czec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Danes" xlink:type="simple">Dane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List_of_Dominicans" xlink:type="simple">Dominicans</text:a> (Republic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en.wikipedia.org/wiki/List_of_Eastern_Caribbean_people" xlink:type="simple">Dominicans</text:a> (Commonwealt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Dutch_people" xlink:type="simple">Dutc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ast_Timorese_people" xlink:type="simple">East Timor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cuadorians" xlink:type="simple">Ecuado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gyptians" xlink:type="simple">Egypt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UAE_Nationals" xlink:type="simple">Emirat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nglish_people" xlink:type="simple">Englis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ritreans" xlink:type="simple">Eritr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stonians" xlink:type="simple">Esto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thiopians" xlink:type="simple">Ethiop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kland_Islanders" xlink:type="simple">Falkland Island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Faroese_people" xlink:type="simple">Faro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Finns" xlink:type="simple">Fin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Finnish_Swedes" xlink:type="simple">Finnish Swedis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Fijians" xlink:type="simple">Fij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Filipinos&amp;action=edit&amp;redlink=1" xlink:type="simple">Filipino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French_people" xlink:type="simple">French citize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eorgians" xlink:type="simple">Georg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ermans" xlink:type="simple">Germ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ltic_Germans" xlink:type="simple">Baltic Germ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hanaians" xlink:type="simple">Ghana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ibraltarians" xlink:type="simple">Gibralta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reeks" xlink:type="simple">Gree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cedonians_(Greek)" xlink:type="simple">Greek Macedo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astern_Caribbean_people" xlink:type="simple">Grena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uatemalans" xlink:type="simple">Guatemal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astern_Caribbean_people" xlink:type="simple">Guianese (French)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uineans" xlink:type="simple">Guin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uinea-Bissau_nationals" xlink:type="simple">Guinea-Bissau nation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Eastern_Caribbean_people" xlink:type="simple">Guya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Haitians" xlink:type="simple">Hait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Hondurans" xlink:type="simple">Hondur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tegory:Lists_of_Hong_Kong_people" xlink:type="simple">Hong Ko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Hungarians" xlink:type="simple">Hunga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celanders" xlink:type="simple">Iceland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I-Kiribati&amp;action=edit&amp;redlink=1" xlink:type="simple">I-Kiribati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ndians" xlink:type="simple">In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ndonesians" xlink:type="simple">Indones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ranians" xlink:type="simple">Ir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raqis" xlink:type="simple">Iraq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rish_people" xlink:type="simple">Iris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sraelis" xlink:type="simple">Israel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talians" xlink:type="simple">Ital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voirians" xlink:type="simple">Ivoi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Jamaicans" xlink:type="simple">Jamai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Japanese_people" xlink:type="simple">Japa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Jordanians" xlink:type="simple">Jord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azakhs" xlink:type="simple">Kazak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enyans" xlink:type="simple">Keny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eople_of_Korean_descent" xlink:type="simple">Kor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osovars" xlink:type="simple">Kosova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urds" xlink:type="simple">Kur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uwaitis" xlink:type="simple">Kuwait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Kyrgyzs&amp;action=edit&amp;redlink=1" xlink:type="simple">Kyrgyz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ao" xlink:type="simple">Lao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atvians" xlink:type="simple">Latv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ebanese_people" xlink:type="simple">Leba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iberians" xlink:type="simple">Libe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ibyans" xlink:type="simple">Liby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iechtensteiners" xlink:type="simple">Liechtenstein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ithuanians" xlink:type="simple">Lithu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Luxembourgers" xlink:type="simple">Luxembourg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Macao&amp;action=edit&amp;redlink=1" xlink:type="simple">Macao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cedonians_(ethnic_group)" xlink:type="simple">Macedo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agasy_people" xlink:type="simple">Malagas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laysians" xlink:type="simple">Malays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lawians" xlink:type="simple">Malaw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ldivians" xlink:type="simple">Maldiv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lians" xlink:type="simple">Mal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ltese" xlink:type="simple">Malt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nx_people" xlink:type="simple">Manx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uritians" xlink:type="simple">Maurit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exicans" xlink:type="simple">Mexi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oldovans" xlink:type="simple">Moldov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oroccans" xlink:type="simple">Moroc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ongolians" xlink:type="simple">Mongol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ontenegrins" xlink:type="simple">Montenegri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amibians" xlink:type="simple">Namib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epalese_people" xlink:type="simple">Nepal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ew_Zealanders" xlink:type="simple">New Zealand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icaraguans" xlink:type="simple">Nicaragu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igeriens" xlink:type="simple">Nigerie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igerians" xlink:type="simple">Nige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orwegians" xlink:type="simple">Norweg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akistanis" xlink:type="simple">Pakistan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alauans" xlink:type="simple">Palau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alestinians" xlink:type="simple">Palesti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anamanians" xlink:type="simple">Panam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apua_New_Guineans" xlink:type="simple">Papua New Guin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araguayans" xlink:type="simple">Paraguay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eruvians" xlink:type="simple">Peruv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oles" xlink:type="simple">Po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ortuguese" xlink:type="simple">Portugu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uerto_Ricans" xlink:type="simple">Puerto Ri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Quebecers" xlink:type="simple">Quebec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Réunionnais" xlink:type="simple">Réunionna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Romanians" xlink:type="simple">Rom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Russians" xlink:type="simple">Russ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ltic_Russians" xlink:type="simple">Baltic Russ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Rwandans" xlink:type="simple">Rwand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alvadorans" xlink:type="simple">Salvador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people_from_São_Tomé_and_Príncipe" xlink:type="simple">São Tomé and Príncip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audis" xlink:type="simple">Saud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cots" xlink:type="simple">Sco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enegalese" xlink:type="simple">Senegal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erbs" xlink:type="simple">Serb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ierra_Leoneans" xlink:type="simple">Sierra Leon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ingaporeans" xlink:type="simple">Singapore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dhi_people" xlink:type="simple">Sindhia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lovaks" xlink:type="simple">Slova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lovenians" xlink:type="simple">Sloven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omalis" xlink:type="simple">Somal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Somalilanders&amp;action=edit&amp;redlink=1" xlink:type="simple">Somaliland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outh_Africans" xlink:type="simple">South Afri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paniards" xlink:type="simple">Spaniar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ri_Lankans" xlink:type="simple">Sri Lank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aint_Lucians" xlink:type="simple">St Luc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udanese" xlink:type="simple">Suda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rinamese_people" xlink:type="simple">Surinam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wedes" xlink:type="simple">Swed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wiss_people" xlink:type="simple">Swis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yriacs" xlink:type="simple">Syria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yrians" xlink:type="simple">Sy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Tajik_people&amp;action=edit&amp;redlink=1" xlink:type="simple">Tajik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aiwanese" xlink:type="simple">Taiwa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anzanians" xlink:type="simple">Tanza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hais" xlink:type="simple">Tha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betan_people" xlink:type="simple">Tibet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obagonians" xlink:type="simple">Tobago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rinidadians" xlink:type="simple">Trinidad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Tunisians&amp;action=edit&amp;redlink=1" xlink:type="simple">Tunis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urks" xlink:type="simple">Tu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uvaluans" xlink:type="simple">Tuvalu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Ugandans" xlink:type="simple">Ugand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Ukrainians" xlink:type="simple">Ukrai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Uruguayans" xlink:type="simple">Uruguay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Uzbeks" xlink:type="simple">Uzbe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Vanuatuans" xlink:type="simple">Vanuatu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Venezuelans" xlink:type="simple">Venezuel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Vietnamese" xlink:type="simple">Vietnam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Welsh_people" xlink:type="simple">Wels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Yemenis" xlink:type="simple">Yemen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Zambians" xlink:type="simple">Zamb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Zimbabweans" xlink:type="simple">Zimbabweans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xcluding those ethnicities represented above, delineating notable according to their ethnic origin, e.g., Hispanics. For further information on appropriate categorisation, please refer to the discussion pag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ssyrians" xlink:type="simple">Assyr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Azerbaijanis" xlink:type="simple">Azer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asques" xlink:type="simple">Basqu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engalis" xlink:type="simple">Bengal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erbers" xlink:type="simple">Ber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oers" xlink:type="simple">Bo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Buryats" xlink:type="simple">Burya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juns" xlink:type="simple">Caju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talans" xlink:type="simple">Catal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elts" xlink:type="simple">Cel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huvashs" xlink:type="simple">Chuvas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reeks" xlink:type="simple">Gree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n_Chinese" xlink:type="simple">Han Chi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Hispanic_and_Latino_Americans" xlink:type="simple">Hispanic and Latino Ameri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Hutus" xlink:type="simple">Hut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gbo_people" xlink:type="simple">Igbo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s_of_Indigenous_Australians" xlink:type="simple">Indigenous Austral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ndigenous_people_of_the_Americas" xlink:type="simple">Indigenous people of the Americ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First_Nations_people" xlink:type="simple">First N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Huaorani_people" xlink:type="simple">Huaorani peopl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Inuit" xlink:type="simple">Inui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Canadian_Inuit" xlink:type="simple">Canadian Inui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Greenlandic_Inuit" xlink:type="simple">Greenlandic Inui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étis_people" xlink:type="simple">Métis peopl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Native_Americans_of_the_United_States" xlink:type="simple">Native Americ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Japanese" xlink:type="simple">Japan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aren" xlink:type="simple">Kare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odavas" xlink:type="simple">Kodav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Kurdish_people" xlink:type="simple">Kur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cedonians_(ethnic_group)" xlink:type="simple">Macedon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alays" xlink:type="simple">Malay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Mongolians" xlink:type="simple">Mongol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Roma_people" xlink:type="simple">Rom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ami_people" xlink:type="simple">Sam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ikhs" xlink:type="simple">Sik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ilesians" xlink:type="simple">Silesia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Sinhalese&amp;action=edit&amp;redlink=1" xlink:type="simple">Sinhale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Syriacs" xlink:type="simple">Syria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List_of_Kannadigas&amp;action=edit&amp;redlink=1" xlink:type="simple">Kannadig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amils" xlink:type="simple">Tami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atars" xlink:type="simple">Tata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Tutsis" xlink:type="simple">Tut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st_of_Zulus" xlink:type="simple">Zulus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4:27:04.061719174</meta:creation-date>
    <dc:date>2017-05-15T14:28:13.899740625</dc:date>
    <meta:editing-duration>PT1M10S</meta:editing-duration>
    <meta:editing-cycles>1</meta:editing-cycles>
    <meta:document-statistic meta:table-count="1" meta:cell-count="244" meta:object-count="0"/>
    <meta:generator>LibreOffice/5.1.6.2$Linux_X86_64 LibreOffice_project/10m0$Build-2</meta:generator>
  </office:meta>
</office:document-meta>
</file>